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400000197B525A15251882ED4.png" manifest:media-type="image/png"/>
  <manifest:file-entry manifest:full-path="Pictures/10000201000003D40000020FA54B562A81C3DD56.png" manifest:media-type="image/png"/>
  <manifest:file-entry manifest:full-path="Pictures/10000201000000D800000050D4F59D7FDF77F763.png" manifest:media-type="image/png"/>
  <manifest:file-entry manifest:full-path="Pictures/100002010000012D0000004065C9961197A7672F.png" manifest:media-type="image/png"/>
  <manifest:file-entry manifest:full-path="Pictures/10000201000000DF000001AC5315F25E2F3107A1.png" manifest:media-type="image/png"/>
  <manifest:file-entry manifest:full-path="Pictures/100002010000033500000195D592C488BAC82FEE.png" manifest:media-type="image/png"/>
  <manifest:file-entry manifest:full-path="Pictures/10000201000000CD0000009ABB034AC96416D813.png" manifest:media-type="image/png"/>
  <manifest:file-entry manifest:full-path="Pictures/1000020100000291000001681BED512E4101CA71.png" manifest:media-type="image/png"/>
  <manifest:file-entry manifest:full-path="Pictures/1000020100000270000001749A251804C3951BC5.png" manifest:media-type="image/png"/>
  <manifest:file-entry manifest:full-path="Pictures/10000201000001CE000000DBEE8D0913248D6FEA.png" manifest:media-type="image/png"/>
  <manifest:file-entry manifest:full-path="Pictures/10000201000002790000016365E7E9CF915E6390.png" manifest:media-type="image/png"/>
  <manifest:file-entry manifest:full-path="Pictures/1000020100000270000001B7F3E7AABD4B4F9441.png" manifest:media-type="image/png"/>
  <manifest:file-entry manifest:full-path="Pictures/1000020100000268000001A85A480F861556A231.png" manifest:media-type="image/png"/>
  <manifest:file-entry manifest:full-path="Pictures/100002010000026B000001B3F3B46C1E0BC9EAA4.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887"/>
    </style:style>
    <style:style style:name="P3" style:family="paragraph" style:parent-style-name="Standard">
      <style:text-properties officeooo:rsid="007f7638" officeooo:paragraph-rsid="002d1857"/>
    </style:style>
    <style:style style:name="P4" style:family="paragraph" style:parent-style-name="Standard">
      <style:text-properties officeooo:rsid="027a90ca" officeooo:paragraph-rsid="002d1857"/>
    </style:style>
    <style:style style:name="P5" style:family="paragraph" style:parent-style-name="Standard">
      <style:text-properties officeooo:rsid="03249c1d" officeooo:paragraph-rsid="002d1857"/>
    </style:style>
    <style:style style:name="P6" style:family="paragraph" style:parent-style-name="Standard">
      <style:text-properties officeooo:paragraph-rsid="002d1857"/>
    </style:style>
    <style:style style:name="P7" style:family="paragraph" style:parent-style-name="Footer">
      <style:paragraph-properties fo:text-align="center" style:justify-single-word="false"/>
    </style:style>
    <style:style style:name="P8" style:family="paragraph" style:parent-style-name="Text_20_body">
      <style:text-properties officeooo:rsid="00223c01" officeooo:paragraph-rsid="002a7887"/>
    </style:style>
    <style:style style:name="P9" style:family="paragraph" style:parent-style-name="Text_20_body">
      <style:text-properties officeooo:rsid="007f7638" officeooo:paragraph-rsid="002d1857"/>
    </style:style>
    <style:style style:name="P10" style:family="paragraph" style:parent-style-name="Text_20_body">
      <style:text-properties officeooo:rsid="0026e442" officeooo:paragraph-rsid="002cace2"/>
    </style:style>
    <style:style style:name="P11" style:family="paragraph" style:parent-style-name="Text_20_body">
      <style:text-properties officeooo:paragraph-rsid="002cace2"/>
    </style:style>
    <style:style style:name="P12" style:family="paragraph" style:parent-style-name="Text_20_body">
      <style:text-properties officeooo:rsid="0026c526" officeooo:paragraph-rsid="002d1857"/>
    </style:style>
    <style:style style:name="P13" style:family="paragraph" style:parent-style-name="Text_20_body">
      <style:text-properties officeooo:rsid="03a0f6ba" officeooo:paragraph-rsid="002d1857"/>
    </style:style>
    <style:style style:name="P14" style:family="paragraph" style:parent-style-name="Text_20_body">
      <style:text-properties officeooo:rsid="038dd29c" officeooo:paragraph-rsid="002d1857"/>
    </style:style>
    <style:style style:name="P15" style:family="paragraph" style:parent-style-name="Text_20_body">
      <style:text-properties officeooo:rsid="038dfe98" officeooo:paragraph-rsid="002d1857"/>
    </style:style>
    <style:style style:name="P16" style:family="paragraph" style:parent-style-name="Text_20_body">
      <style:text-properties officeooo:rsid="00274056" officeooo:paragraph-rsid="002d1857"/>
    </style:style>
    <style:style style:name="P17" style:family="paragraph" style:parent-style-name="Text_20_body">
      <style:text-properties officeooo:rsid="002a2987" officeooo:paragraph-rsid="002d1857"/>
    </style:style>
    <style:style style:name="P18" style:family="paragraph" style:parent-style-name="Text_20_body">
      <style:text-properties officeooo:rsid="002a5501" officeooo:paragraph-rsid="002d1857"/>
    </style:style>
    <style:style style:name="P19" style:family="paragraph" style:parent-style-name="Text_20_body">
      <style:text-properties officeooo:rsid="0075ce99" officeooo:paragraph-rsid="002d1857"/>
    </style:style>
    <style:style style:name="P20" style:family="paragraph" style:parent-style-name="Text_20_body">
      <style:text-properties officeooo:paragraph-rsid="002d1857"/>
    </style:style>
    <style:style style:name="P21" style:family="paragraph" style:parent-style-name="Text_20_body">
      <style:text-properties officeooo:rsid="03268466" officeooo:paragraph-rsid="002d1857"/>
    </style:style>
    <style:style style:name="P22" style:family="paragraph" style:parent-style-name="Text_20_body">
      <style:text-properties officeooo:rsid="0061e128" officeooo:paragraph-rsid="0032f140"/>
    </style:style>
    <style:style style:name="P23" style:family="paragraph" style:parent-style-name="Text_20_body">
      <style:text-properties officeooo:rsid="00477fad" officeooo:paragraph-rsid="0032f140"/>
    </style:style>
    <style:style style:name="P24" style:family="paragraph" style:parent-style-name="Text_20_body">
      <style:text-properties officeooo:rsid="006438a3" officeooo:paragraph-rsid="0032f140"/>
    </style:style>
    <style:style style:name="P25" style:family="paragraph" style:parent-style-name="Text_20_body">
      <style:text-properties officeooo:paragraph-rsid="0032f140"/>
    </style:style>
    <style:style style:name="P26" style:family="paragraph" style:parent-style-name="Text_20_body">
      <style:paragraph-properties fo:margin-top="0cm" fo:margin-bottom="0cm" loext:contextual-spacing="false"/>
      <style:text-properties officeooo:paragraph-rsid="002a7887"/>
    </style:style>
    <style:style style:name="P27" style:family="paragraph" style:parent-style-name="Standard">
      <style:paragraph-properties fo:margin-top="0cm" fo:margin-bottom="0cm" loext:contextual-spacing="false"/>
      <style:text-properties officeooo:rsid="0026e442" officeooo:paragraph-rsid="002cace2"/>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orizontal_20_Line">
      <style:text-properties officeooo:paragraph-rsid="002d1857"/>
    </style:style>
    <style:style style:name="P31" style:family="paragraph" style:parent-style-name="Standard">
      <style:paragraph-properties fo:break-before="auto" fo:break-after="auto"/>
      <style:text-properties officeooo:rsid="027a90ca" officeooo:paragraph-rsid="002d1857"/>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02a7887"/>
    </style:style>
    <style:style style:name="P35" style:family="paragraph" style:parent-style-name="Heading_20_1">
      <style:paragraph-properties fo:margin-top="0cm" fo:margin-bottom="0cm" loext:contextual-spacing="false"/>
      <style:text-properties officeooo:paragraph-rsid="002cace2"/>
    </style:style>
    <style:style style:name="P36" style:family="paragraph" style:parent-style-name="Heading_20_1">
      <style:paragraph-properties fo:margin-top="0cm" fo:margin-bottom="0cm" loext:contextual-spacing="false"/>
      <style:text-properties officeooo:paragraph-rsid="002d1857"/>
    </style:style>
    <style:style style:name="P37" style:family="paragraph" style:parent-style-name="Heading_20_1">
      <style:paragraph-properties fo:margin-top="0cm" fo:margin-bottom="0cm" loext: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 style:font-size-complex="18.2000007629395pt" style:font-weight-complex="bold"/>
    </style:style>
    <style:style style:name="P39" style:family="paragraph" style:parent-style-name="Heading_20_2">
      <style:text-properties officeooo:paragraph-rsid="002cace2"/>
    </style:style>
    <style:style style:name="P40" style:family="paragraph" style:parent-style-name="Heading_20_2">
      <style:text-properties officeooo:paragraph-rsid="002d1857"/>
    </style:style>
    <style:style style:name="P41" style:family="paragraph" style:parent-style-name="Heading_20_2">
      <style:text-properties officeooo:paragraph-rsid="0032f140"/>
    </style:style>
    <style:style style:name="T1"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8" style:family="text">
      <style:text-properties officeooo:rsid="0026e442"/>
    </style:style>
    <style:style style:name="T9" style:family="text">
      <style:text-properties officeooo:rsid="00695f4a"/>
    </style:style>
    <style:style style:name="T10" style:family="text">
      <style:text-properties officeooo:rsid="00841ee6"/>
    </style:style>
    <style:style style:name="T11" style:family="text">
      <style:text-properties officeooo:rsid="038f6ea6"/>
    </style:style>
    <style:style style:name="T12" style:family="text">
      <style:text-properties officeooo:rsid="0075ce99"/>
    </style:style>
    <style:style style:name="T13" style:family="text">
      <style:text-properties officeooo:rsid="006eaad0"/>
    </style:style>
    <style:style style:name="T14" style:family="text">
      <style:text-properties officeooo:rsid="006afe62"/>
    </style:style>
    <style:style style:name="T15" style:family="text">
      <style:text-properties officeooo:rsid="00616a5e"/>
    </style:style>
    <style:style style:name="T16" style:family="text">
      <style:text-properties officeooo:rsid="0066972c"/>
    </style:style>
    <style:style style:name="T17" style:family="text">
      <style:text-properties officeooo:rsid="00610ef3"/>
    </style:style>
    <style:style style:name="T18" style:family="text">
      <style:text-properties officeooo:rsid="005b8dbf"/>
    </style:style>
    <style:style style:name="T19" style:family="text">
      <style:text-properties officeooo:rsid="0032f1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Compos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Editors - Compositor</text:p>
          </text:index-title>
          <text:p text:style-name="P32"><text:a xlink:type="simple" xlink:href="#__RefHeading___Toc742_277335543" text:style-name="Index_20_Link" text:visited-style-name="Index_20_Link">Compositor Editor<text:tab/>2</text:a></text:p>
          <text:p text:style-name="P32"><text:a xlink:type="simple" xlink:href="#__RefHeading___Toc17614_1448608973" text:style-name="Index_20_Link" text:visited-style-name="Index_20_Link">Navigating in the Compositing Editor viewport<text:tab/>2</text:a></text:p>
          <text:p text:style-name="P33"><text:a xlink:type="simple" xlink:href="#__RefHeading___Toc57587_218003068" text:style-name="Index_20_Link" text:visited-style-name="Index_20_Link">Hotkeys<text:tab/>2</text:a></text:p>
          <text:p text:style-name="P32"><text:a xlink:type="simple" xlink:href="#__RefHeading___Toc4634_2919074669" text:style-name="Index_20_Link" text:visited-style-name="Index_20_Link">Node context menu<text:tab/>3</text:a></text:p>
          <text:p text:style-name="P33"><text:a xlink:type="simple" xlink:href="#__RefHeading___Toc274_2452425437" text:style-name="Index_20_Link" text:visited-style-name="Index_20_Link">Duplicate<text:tab/>3</text:a></text:p>
          <text:p text:style-name="P33"><text:a xlink:type="simple" xlink:href="#__RefHeading___Toc276_2452425437" text:style-name="Index_20_Link" text:visited-style-name="Index_20_Link">Rename<text:tab/>3</text:a></text:p>
          <text:p text:style-name="P33"><text:a xlink:type="simple" xlink:href="#__RefHeading___Toc278_2452425437" text:style-name="Index_20_Link" text:visited-style-name="Index_20_Link">Delete<text:tab/>3</text:a></text:p>
          <text:p text:style-name="P33"><text:a xlink:type="simple" xlink:href="#__RefHeading___Toc280_2452425437" text:style-name="Index_20_Link" text:visited-style-name="Index_20_Link">Copy<text:tab/>3</text:a></text:p>
          <text:p text:style-name="P33"><text:a xlink:type="simple" xlink:href="#__RefHeading___Toc282_2452425437" text:style-name="Index_20_Link" text:visited-style-name="Index_20_Link">Paste<text:tab/>3</text:a></text:p>
          <text:p text:style-name="P33"><text:a xlink:type="simple" xlink:href="#__RefHeading___Toc284_2452425437" text:style-name="Index_20_Link" text:visited-style-name="Index_20_Link">Delete with Reconnect<text:tab/>3</text:a></text:p>
          <text:p text:style-name="P33"><text:a xlink:type="simple" xlink:href="#__RefHeading___Toc1537_2590773241" text:style-name="Index_20_Link" text:visited-style-name="Index_20_Link">Make Links<text:tab/>3</text:a></text:p>
          <text:p text:style-name="P33"><text:a xlink:type="simple" xlink:href="#__RefHeading___Toc7224_1018700038" text:style-name="Index_20_Link" text:visited-style-name="Index_20_Link">Make and Replace Links<text:tab/>3</text:a></text:p>
          <text:p text:style-name="P33"><text:a xlink:type="simple" xlink:href="#__RefHeading___Toc7226_1018700038" text:style-name="Index_20_Link" text:visited-style-name="Index_20_Link">Detach Links<text:tab/>4</text:a></text:p>
          <text:p text:style-name="P33"><text:a xlink:type="simple" xlink:href="#__RefHeading___Toc1539_2590773241" text:style-name="Index_20_Link" text:visited-style-name="Index_20_Link">Group<text:tab/>4</text:a></text:p>
          <text:p text:style-name="P33"><text:a xlink:type="simple" xlink:href="#__RefHeading___Toc286_2452425437" text:style-name="Index_20_Link" text:visited-style-name="Index_20_Link">Ungroup<text:tab/>5</text:a></text:p>
          <text:p text:style-name="P33"><text:a xlink:type="simple" xlink:href="#__RefHeading___Toc288_2452425437" text:style-name="Index_20_Link" text:visited-style-name="Index_20_Link">Edit Group<text:tab/>5</text:a></text:p>
          <text:p text:style-name="P33"><text:a xlink:type="simple" xlink:href="#__RefHeading___Toc290_2452425437" text:style-name="Index_20_Link" text:visited-style-name="Index_20_Link">Hide<text:tab/>5</text:a></text:p>
          <text:p text:style-name="P33"><text:a xlink:type="simple" xlink:href="#__RefHeading___Toc292_2452425437" text:style-name="Index_20_Link" text:visited-style-name="Index_20_Link">Toggle Node Mute<text:tab/>5</text:a></text:p>
          <text:p text:style-name="P33"><text:a xlink:type="simple" xlink:href="#__RefHeading___Toc294_2452425437" text:style-name="Index_20_Link" text:visited-style-name="Index_20_Link">Toggle Node Preview<text:tab/>5</text:a></text:p>
          <text:p text:style-name="P33"><text:a xlink:type="simple" xlink:href="#__RefHeading___Toc296_2452425437" text:style-name="Index_20_Link" text:visited-style-name="Index_20_Link">Toggle Hidden Node Sockets<text:tab/>5</text:a></text:p>
          <text:p text:style-name="P33"><text:a xlink:type="simple" xlink:href="#__RefHeading___Toc298_2452425437" text:style-name="Index_20_Link" text:visited-style-name="Index_20_Link">Toggle Node Options<text:tab/>6</text:a></text:p>
          <text:p text:style-name="P33"><text:a xlink:type="simple" xlink:href="#__RefHeading___Toc300_2452425437" text:style-name="Index_20_Link" text:visited-style-name="Index_20_Link">Collapse and Hide Unused Sockets<text:tab/>6</text:a></text:p>
          <text:p text:style-name="P32"><text:a xlink:type="simple" xlink:href="#__RefHeading___Toc12035_1002136789" text:style-name="Index_20_Link" text:visited-style-name="Index_20_Link">Quick Favorites menu<text:tab/>6</text:a></text:p>
          <text:p text:style-name="P32"><text:a xlink:type="simple" xlink:href="#__RefHeading___Toc623_2213603838" text:style-name="Index_20_Link" text:visited-style-name="Index_20_Link">Hotkey only functionality<text:tab/>6</text:a></text:p>
          <text:p text:style-name="P33"><text:a xlink:type="simple" xlink:href="#__RefHeading___Toc503_2717803389" text:style-name="Index_20_Link" text:visited-style-name="Index_20_Link">Back image Sample - Alt Right Mouse<text:tab/>7</text:a></text:p>
        </text:index-body>
      </text:table-of-content>
      <text:p text:style-name="Standard"/>
      <text:p text:style-name="P2"/>
      <table:table table:name="Tabelle121" table:style-name="Tabelle121">
        <table:table-column table:style-name="Tabelle121.A"/>
        <table:table-row>
          <table:table-cell table:style-name="Tabelle121.A1" office:value-type="string">
            <text:h text:style-name="P34" text:outline-level="1"><text:bookmark-start text:name="__RefHeading___Toc742_277335543"/><text:span text:style-name="T1">C</text:span><text:span text:style-name="T2">ompositor</text:span> Editor<text:bookmark-end text:name="__RefHeading___Toc742_277335543"/></text:h>
          </table:table-cell>
        </table:table-row>
      </table:table>
      <text:p text:style-name="P26"><draw:frame draw:style-name="fr2" draw:name="Bild162" text:anchor-type="paragraph" svg:x="0.3cm" svg:y="0.901cm" svg:width="16.589cm" svg:height="8.92cm" draw:z-index="0"><draw:image xlink:href="Pictures/10000201000003D40000020FA54B562A81C3DD56.png" xlink:type="simple" xlink:show="embed" xlink:actuate="onLoad" loext:mime-type="image/png"/></draw:frame></text:p>
      <text:p text:style-name="P8">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8">Yellow – Header<text:line-break/>Blue - Tool Shelf<text:line-break/>Pink - Sidebar</text:p>
      <text:p text:style-name="P8">Note that the editor does not have a tool area above the header. All tool settings are in the sidebar in the Tool tab.</text:p>
      <text:p text:style-name="P27"/>
      <table:table table:name="Tabelle32" table:style-name="Tabelle32">
        <table:table-column table:style-name="Tabelle32.A"/>
        <table:table-row>
          <table:table-cell table:style-name="Tabelle32.A1" office:value-type="string">
            <text:h text:style-name="P35" text:outline-level="1"><text:bookmark-start text:name="__RefHeading___Toc17614_1448608973"/>Navigating<text:span text:style-name="T8"> in the </text:span><text:span text:style-name="T6">C</text:span><text:span text:style-name="T7">ompositing</text:span><text:span text:style-name="T8"> Editor viewport</text:span><text:bookmark-end text:name="__RefHeading___Toc17614_1448608973"/></text:h>
          </table:table-cell>
        </table:table-row>
      </table:table>
      <text:p text:style-name="P11"/>
      <text:h text:style-name="P39"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10">Zoom - Mouse Wheel, MMB+CTRL, Numpad + / -</text:p>
      <text:p text:style-name="P10">View All - Home</text:p>
      <text:p text:style-name="P9"/>
      <table:table table:name="Tabelle2" table:style-name="Tabelle2">
        <table:table-column table:style-name="Tabelle2.A"/>
        <text:soft-page-break/>
        <table:table-row>
          <table:table-cell table:style-name="Tabelle2.A1" office:value-type="string">
            <text:h text:style-name="P36" text:outline-level="1"><text:bookmark-start text:name="__RefHeading___Toc4634_2919074669"/><text:span text:style-name="T3">N</text:span><text:span text:style-name="T4">ode</text:span><text:span text:style-name="T5"> context menu</text:span><text:bookmark-end text:name="__RefHeading___Toc4634_2919074669"/></text:h>
          </table:table-cell>
        </table:table-row>
      </table:table>
      <text:p text:style-name="P6"/>
      <text:p text:style-name="P3"><draw:frame draw:style-name="fr1" draw:name="Bild3" text:anchor-type="paragraph" svg:y="0.025cm" svg:width="3.769cm" svg:height="7.25cm" draw:z-index="1"><draw:image xlink:href="Pictures/10000201000000DF000001AC5315F25E2F3107A1.png" xlink:type="simple" xlink:show="embed" xlink:actuate="onLoad" loext:mime-type="image/png"/></draw:frame>When you double right click into the viewport, then you will open a menu.<text:span text:style-name="T9"> The UV Context menu.</text:span> Its content is to 100% double content to already existing menus. <text:span text:style-name="T10">And it is despite the name not contextual.</text:span></text:p>
      <text:p text:style-name="P3"/>
      <text:p text:style-name="P3"/>
      <text:p text:style-name="P3"/>
      <text:p text:style-name="P3"/>
      <text:p text:style-name="P3"/>
      <text:p text:style-name="P3"/>
      <text:p text:style-name="P3"/>
      <text:p text:style-name="P3"/>
      <text:h text:style-name="P40" text:outline-level="2"><text:bookmark-start text:name="__RefHeading___Toc274_2452425437"/>Duplicate<text:bookmark-end text:name="__RefHeading___Toc274_2452425437"/></text:h>
      <text:p text:style-name="P12">Duplicates the selected nodes.</text:p>
      <text:h text:style-name="P40" text:outline-level="2"><text:bookmark-start text:name="__RefHeading___Toc276_2452425437"/>Rename<text:bookmark-end text:name="__RefHeading___Toc276_2452425437"/></text:h>
      <text:p text:style-name="P12"><draw:frame draw:style-name="fr1" draw:name="Bild2" text:anchor-type="paragraph" svg:y="0.113cm" svg:width="5.099cm" svg:height="1.08cm" draw:z-index="4"><draw:image xlink:href="Pictures/100002010000012D0000004065C9961197A7672F.png" xlink:type="simple" xlink:show="embed" xlink:actuate="onLoad" loext:mime-type="image/png"/></draw:frame>Allows you to rename the current active node. A popup opens up where you can type in another name.</text:p>
      <text:h text:style-name="P40" text:outline-level="2"><text:bookmark-start text:name="__RefHeading___Toc278_2452425437"/>Delete<text:bookmark-end text:name="__RefHeading___Toc278_2452425437"/></text:h>
      <text:p text:style-name="P12">Deletes the selected nodes. All Connections gets removed.</text:p>
      <text:h text:style-name="P40" text:outline-level="2"><text:bookmark-start text:name="__RefHeading___Toc280_2452425437"/>Copy<text:bookmark-end text:name="__RefHeading___Toc280_2452425437"/></text:h>
      <text:p text:style-name="P12">Copies the selected nodes.</text:p>
      <text:h text:style-name="P40" text:outline-level="2"><text:bookmark-start text:name="__RefHeading___Toc282_2452425437"/>Paste<text:bookmark-end text:name="__RefHeading___Toc282_2452425437"/></text:h>
      <text:p text:style-name="P12">Pastes the copied nodes.</text:p>
      <text:h text:style-name="P40" text:outline-level="2"><text:bookmark-start text:name="__RefHeading___Toc284_2452425437"/>Delete with Reconnect<text:bookmark-end text:name="__RefHeading___Toc284_2452425437"/></text:h>
      <text:p text:style-name="P12">Deletes the selected nodes. Existing connections gets bypassed as if the node would not have existed.</text:p>
      <text:p text:style-name="P30"/>
      <text:h text:style-name="P40" text:outline-level="2"><text:bookmark-start text:name="__RefHeading___Toc1537_2590773241"/>Make Links<text:bookmark-end text:name="__RefHeading___Toc1537_2590773241"/></text:h>
      <text:p text:style-name="P13">Tries to connect nodes where it makes sense. For example, the BSDF output of a Principled shader with the Surface input of the Material Output node.</text:p>
      <text:h text:style-name="P40" text:outline-level="2"><text:bookmark-start text:name="__RefHeading___Toc7224_1018700038"/>Make and Replace Links<text:bookmark-end text:name="__RefHeading___Toc7224_1018700038"/></text:h>
      <text:p text:style-name="P13">Same as Make Links. But it will replace existing links.</text:p>
      <text:h text:style-name="P40" text:outline-level="2"><text:bookmark-start text:name="__RefHeading___Toc7226_1018700038"/><text:soft-page-break/>Detach Links<text:bookmark-end text:name="__RefHeading___Toc7226_1018700038"/></text:h>
      <text:p text:style-name="P13">Removes all connections from the selected node, but tries to reconnect the remaining nodes.</text:p>
      <text:p text:style-name="P30"/>
      <text:h text:style-name="P40" text:outline-level="2"><text:bookmark-start text:name="__RefHeading___Toc1539_2590773241"/>Group<text:bookmark-end text:name="__RefHeading___Toc1539_2590773241"/></text:h>
      <text:p text:style-name="P14">Groups the selected nodes together.</text:p>
      <text:p text:style-name="P14">Select the nodes that you want to group together. Choose Make Group. You will now see a green background. This indicates that the group is created, and that you are in edit mode for the group now.</text:p>
      <text:h text:style-name="P40" text:outline-level="2"><draw:frame draw:style-name="fr4" draw:name="Bild8" text:anchor-type="paragraph" svg:x="0.243cm" svg:y="0cm" svg:width="8.34cm" svg:height="4.11cm" draw:z-index="9"><draw:image xlink:href="Pictures/100002010000033500000195D592C488BAC82FEE.png" xlink:type="simple" xlink:show="embed" xlink:actuate="onLoad" loext:mime-type="image/png"/></draw:frame><draw:frame draw:style-name="fr4" draw:name="Bild11" text:anchor-type="paragraph" svg:x="9.317cm" svg:y="-0.145cm" svg:width="6.669cm" svg:height="3.66cm" draw:z-index="10"><draw:image xlink:href="Pictures/1000020100000291000001681BED512E4101CA71.png" xlink:type="simple" xlink:show="embed" xlink:actuate="onLoad" loext:mime-type="image/png"/></draw:frame></text:h>
      <text:p text:style-name="P20"/>
      <text:p text:style-name="P20"/>
      <text:p text:style-name="P20"/>
      <text:p text:style-name="P20"/>
      <text:p text:style-name="P15">To exit the group edit mode press Tab key, or choose Toggle Edit Group menu item in the sidebar in the Relations tab in the Group panel. That way you can also enter the Group Edit mode again.</text:p>
      <text:p text:style-name="P15"><draw:frame draw:style-name="fr3" draw:name="Bild12" text:anchor-type="paragraph" svg:y="0.533cm" svg:width="10.569cm" svg:height="6.301cm" draw:z-index="11"><draw:image xlink:href="Pictures/1000020100000270000001749A251804C3951BC5.png" xlink:type="simple" xlink:show="embed" xlink:actuate="onLoad" loext:mime-type="image/png"/></draw:frame><draw:frame draw:style-name="fr1" draw:name="Bild13" text:anchor-type="paragraph" svg:y="0.12cm" svg:width="4.129cm" svg:height="6.89cm" draw:z-index="12"><draw:image xlink:href="Pictures/10000201000000F400000197B525A15251882ED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draw:frame draw:style-name="fr1" draw:name="Bild14" text:anchor-type="paragraph" svg:y="0.12cm" svg:width="3.47cm" svg:height="2.611cm" draw:z-index="13"><draw:image xlink:href="Pictures/10000201000000CD0000009ABB034AC96416D813.png" xlink:type="simple" xlink:show="embed" xlink:actuate="onLoad" loext:mime-type="image/png"/></draw:frame>There is a third way to enter the group edit mode. Click at the right upper icon of the group node.</text:p>
      <text:p text:style-name="P15"/>
      <text:p text:style-name="P15"><draw:frame draw:style-name="fr1" draw:name="Bild15" text:anchor-type="paragraph" svg:y="0.919cm" svg:width="3.649cm" svg:height="1.349cm" draw:z-index="14"><draw:image xlink:href="Pictures/10000201000000D800000050D4F59D7FDF77F763.png" xlink:type="simple" xlink:show="embed" xlink:actuate="onLoad" loext:mime-type="image/png"/></draw:frame>A group can be further collapsed by clicking at the triangle button in the upper left corner.</text:p>
      <text:p text:style-name="P20"/>
      <text:p text:style-name="P20"/>
      <text:p text:style-name="P20"/>
      <text:p text:style-name="P15"><draw:frame draw:style-name="fr1" draw:name="Bild16" text:anchor-type="paragraph" svg:y="0.272cm" svg:width="7.819cm" svg:height="3.709cm" draw:z-index="15"><draw:image xlink:href="Pictures/10000201000001CE000000DBEE8D0913248D6FEA.png" xlink:type="simple" xlink:show="embed" xlink:actuate="onLoad" loext:mime-type="image/png"/></draw:frame><text:soft-page-break/>The group can be renamed in the sidebar in the Item tab<text:span text:style-name="T11"> and in the Properties tab</text:span> in the Node panel<text:span text:style-name="T11">. </text:span></text:p>
      <text:p text:style-name="P15"/>
      <text:p text:style-name="P15"/>
      <text:p text:style-name="P15"/>
      <text:p text:style-name="P15"/>
      <text:p text:style-name="P30"/>
      <text:h text:style-name="P40" text:outline-level="2"><text:bookmark-start text:name="__RefHeading___Toc286_2452425437"/>Ungroup<text:bookmark-end text:name="__RefHeading___Toc286_2452425437"/></text:h>
      <text:p text:style-name="P12">Removes the selected nodes from a group.</text:p>
      <text:h text:style-name="P40" text:outline-level="2"><text:bookmark-start text:name="__RefHeading___Toc288_2452425437"/>Edit Group<text:bookmark-end text:name="__RefHeading___Toc288_2452425437"/></text:h>
      <text:p text:style-name="P12"><draw:frame draw:style-name="fr1" draw:name="Bild4" text:anchor-type="paragraph" svg:y="0.205cm" svg:width="8.04cm" svg:height="4.51cm" draw:z-index="5"><draw:image xlink:href="Pictures/10000201000002790000016365E7E9CF915E6390.png" xlink:type="simple" xlink:show="embed" xlink:actuate="onLoad" loext:mime-type="image/png"/></draw:frame>Edits a group of nodes.</text:p>
      <text:h text:style-name="P40" text:outline-level="2"><text:bookmark-start text:name="__RefHeading___Toc290_2452425437"/>Hide<text:bookmark-end text:name="__RefHeading___Toc290_2452425437"/></text:h>
      <text:p text:style-name="P16">Collapses the node display. Left hidden, right the original nodes.</text:p>
      <text:h text:style-name="P40" text:outline-level="2"><text:bookmark-start text:name="__RefHeading___Toc292_2452425437"/>Toggle Node Mute<text:bookmark-end text:name="__RefHeading___Toc292_2452425437"/></text:h>
      <text:p text:style-name="P17">Makes the current selected node active or inactive. This feature does not work with the material output node.</text:p>
      <text:h text:style-name="P40" text:outline-level="2"><text:bookmark-start text:name="__RefHeading___Toc294_2452425437"/>Toggle Node Preview<text:bookmark-end text:name="__RefHeading___Toc294_2452425437"/></text:h>
      <text:p text:style-name="P17">No idea. It is not to find out what gets previewed under what circumstances. And the feature is not to find in the Blender manual.</text:p>
      <text:h text:style-name="P40" text:outline-level="2"><draw:frame draw:style-name="fr2" draw:name="Bild5" text:anchor-type="paragraph" svg:x="12.06cm" svg:y="0.282cm" svg:width="6.6cm" svg:height="4.641cm" draw:z-index="6"><draw:image xlink:href="Pictures/1000020100000270000001B7F3E7AABD4B4F9441.png" xlink:type="simple" xlink:show="embed" xlink:actuate="onLoad" loext:mime-type="image/png"/></draw:frame><text:bookmark-start text:name="__RefHeading___Toc296_2452425437"/>Toggle Hidden Node Sockets<text:bookmark-end text:name="__RefHeading___Toc296_2452425437"/></text:h>
      <text:p text:style-name="P18">Shows or hides the node sockets.</text:p>
      <text:p text:style-name="P18"/>
      <text:p text:style-name="P18"/>
      <text:p text:style-name="P18"/>
      <text:h text:style-name="P40" text:outline-level="2"><draw:frame draw:style-name="fr2" draw:name="Bild6" text:anchor-type="paragraph" svg:x="12.06cm" svg:y="0.894cm" svg:width="6.6cm" svg:height="4.641cm" draw:z-index="7"><draw:image xlink:href="Pictures/1000020100000268000001A85A480F861556A231.png" xlink:type="simple" xlink:show="embed" xlink:actuate="onLoad" loext:mime-type="image/png"/></draw:frame><text:bookmark-start text:name="__RefHeading___Toc298_2452425437"/><text:soft-page-break/>Toggle Node Options<text:bookmark-end text:name="__RefHeading___Toc298_2452425437"/></text:h>
      <text:p text:style-name="P18">Shows or hides the node options.</text:p>
      <text:p text:style-name="P18"/>
      <text:p text:style-name="P18"/>
      <text:p text:style-name="P18"/>
      <text:p text:style-name="P18"/>
      <text:h text:style-name="P40" text:outline-level="2"><draw:frame draw:style-name="fr2" draw:name="Bild7" text:anchor-type="paragraph" svg:x="12.06cm" svg:y="0.894cm" svg:width="6.6cm" svg:height="4.641cm" draw:z-index="8"><draw:image xlink:href="Pictures/100002010000026B000001B3F3B46C1E0BC9EAA4.png" xlink:type="simple" xlink:show="embed" xlink:actuate="onLoad" loext:mime-type="image/png"/></draw:frame><text:bookmark-start text:name="__RefHeading___Toc300_2452425437"/>Collapse and Hide Unused Sockets<text:bookmark-end text:name="__RefHeading___Toc300_2452425437"/></text:h>
      <text:p text:style-name="P18">Shows or hides unused sockets.</text:p>
      <text:h text:style-name="P40" text:outline-level="2"/>
      <text:p text:style-name="P20"/>
      <text:p text:style-name="P20"/>
      <text:p text:style-name="P20"/>
      <text:p text:style-name="P31"/>
      <table:table table:name="Tabelle31" table:style-name="Tabelle31">
        <table:table-column table:style-name="Tabelle31.A"/>
        <table:table-row>
          <table:table-cell table:style-name="Tabelle31.A1" office:value-type="string">
            <text:h text:style-name="P37" text:outline-level="1"><text:bookmark-start text:name="__RefHeading___Toc12035_1002136789"/>Q<text:span text:style-name="T12">uick Favorites menu</text:span><text:bookmark-end text:name="__RefHeading___Toc12035_1002136789"/></text:h>
          </table:table-cell>
        </table:table-row>
      </table:table>
      <text:p text:style-name="P4"/>
      <text:p text:style-name="P5"><draw:frame draw:style-name="fr1" draw:name="Bild9"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rites menu entry.</text:p>
      <text:p text:style-name="P6"/>
      <text:p text:style-name="P5">The Quick Favorites<text:span text:style-name="T13"> </text:span>Menu is empty by default. With Add to Quick favorites you can add this menu to the Quick menu.</text:p>
      <text:p text:style-name="P6"><draw:frame draw:style-name="fr1" draw:name="Bild10" text:anchor-type="paragraph" svg:y="0.067cm" svg:width="4.96cm" svg:height="1.401cm" draw:z-index="3"><draw:image xlink:href="Pictures/10000201000001250000005338D879A75C29F6CB.png" xlink:type="simple" xlink:show="embed" xlink:actuate="onLoad" loext:mime-type="image/png"/></draw:frame></text:p>
      <text:p text:style-name="P19">In the 3D view we have a menu called Quick in the header, which shows this content then. In the Image Editor you can just call it with its hotkey. Q. It has no regular menu entry here.</text:p>
      <text:p text:style-name="P21"/>
      <text:p text:style-name="P23"/>
      <table:table table:name="Tabelle4" table:style-name="Tabelle4">
        <table:table-column table:style-name="Tabelle4.A"/>
        <table:table-row>
          <table:table-cell table:style-name="Tabelle4.A1" office:value-type="string">
            <text:h text:style-name="P38" text:outline-level="1"><text:bookmark-start text:name="__RefHeading___Toc623_2213603838"/>Hotkey <text:span text:style-name="T15">only </text:span>functionality<text:bookmark-end text:name="__RefHeading___Toc623_2213603838"/></text:h>
          </table:table-cell>
        </table:table-row>
      </table:table>
      <text:p text:style-name="P25"/>
      <text:p text:style-name="P24">Important! These hotkeys works with the default Bforartists key map<text:span text:style-name="T16"> And they do not list the Ndof hotkeys. Ndof is a 3d connexion mouse device that is also used for tablets.</text:span></text:p>
      <text:p text:style-name="P25">Most of the tools <text:span text:style-name="T17">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2">The navigation hotkeys <text:span text:style-name="T14">and the context menus </text:span>are excluded here since they are already covered.</text:p>
      <text:h text:style-name="P41" text:outline-level="2"><text:bookmark-start text:name="__RefHeading___Toc503_2717803389"/><text:soft-page-break/>Back image Sample<text:span text:style-name="T19"> - <text:s/>Alt Right Mouse</text:span><text:bookmark-end text:name="__RefHeading___Toc503_2717803389"/></text:h>
      <text:p text:style-name="P25"><text:line-break/>Displays the color information of the Background Image under the current mouse position. Position, RGB Values, HSV, etc.<text:span text:style-name="T19"> . You need to have a Viewer node in the compositing chain, and the background image must show.</text:span><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Compositor</text:p>
      </style:header>
      <style:footer>
        <text:p text:style-name="MP2"><text:page-number text:select-page="current">7</text:page-number></text:p>
      </style:footer>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1:30:26.462000000</meta:creation-date>
    <dc:title>standard1cm</dc:title>
    <meta:editing-duration>PT56M4S</meta:editing-duration>
    <meta:editing-cycles>28</meta:editing-cycles>
    <meta:generator>LibreOffice/6.3.6.2$Windows_X86_64 LibreOffice_project/2196df99b074d8a661f4036fca8fa0cbfa33a497</meta:generator>
    <dc:date>2020-08-30T09:50:00.951000000</dc:date>
    <meta:document-statistic meta:table-count="5" meta:image-count="16" meta:object-count="0" meta:page-count="7" meta:paragraph-count="90" meta:word-count="887" meta:character-count="4886" meta:non-whitespace-character-count="4082"/>
    <meta:template xlink:type="simple" xlink:actuate="onRequest" xlink:title="standard1cm" xlink:href="../../../../AppData/Roaming/LibreOffice/4/user/template/standard1cm.ott" meta:date="2016-04-02T11:30:26.322000000"/>
  </office:meta>
</office:document-meta>
</file>